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2.1047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3035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3.026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Gait 2: <text:s text:c="2"/>z= -12</text:p>
          </table:table-cell>
          <table:table-cell table:number-columns-repeated="24"/>
        </table:table-row>
        <table:table-row table:style-name="ro1">
          <table:table-cell office:value-type="string">
            <text:p>rev 2 - adds torso lean</text:p>
          </table:table-cell>
          <table:table-cell table:number-columns-repeated="24"/>
        </table:table-row>
        <table:table-row table:style-name="ro1">
          <table:table-cell table:style-name="ce1" office:value-type="string">
            <text:p>7/29/2013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ep height (inch)</text:p>
          </table:table-cell>
          <table:table-cell table:number-columns-repeated="11"/>
          <table:table-cell office:value-type="string">
            <text:p>t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string">
            <text:p>stride (inch)</text:p>
          </table:table-cell>
          <table:table-cell office:value-type="float" office:value="13">
            <text:p>13</text:p>
          </table:table-cell>
          <table:table-cell table:number-columns-repeated="10"/>
          <table:table-cell office:value-type="string">
            <text:p>T</text:p>
          </table:table-cell>
          <table:table-cell table:formula="of:=[.A52]+([.A52]-[.A51])-[.A13]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string">
            <text:p>torso max lean deg.</text:p>
          </table:table-cell>
          <table:table-cell office:value-type="float" office:value="5">
            <text:p>5</text:p>
          </table:table-cell>
          <table:table-cell table:number-columns-repeated="10"/>
          <table:table-cell office:value-type="string">
            <text:p>A</text:p>
          </table:table-cell>
          <table:table-cell office:value-type="float" office:value="15">
            <text:p>15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Number of steps:</text:p>
          </table:table-cell>
          <table:table-cell office:value-type="float" office:value="40">
            <text:p>40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string">
            <text:p>positive angle is leaning forward</text:p>
          </table:table-cell>
          <table:table-cell table:number-columns-repeated="2"/>
          <table:table-cell office:value-type="string">
            <text:p>Joint angle - leg 1</text:p>
          </table:table-cell>
          <table:table-cell table:number-columns-repeated="2"/>
          <table:table-cell office:value-type="string">
            <text:p>Actuator RPM</text:p>
          </table:table-cell>
          <table:table-cell table:number-columns-repeated="2"/>
          <table:table-cell office:value-type="string">
            <text:p>Dynamixel speed</text:p>
          </table:table-cell>
          <table:table-cell/>
          <table:table-cell office:value-type="string">
            <text:p>Safety margin on COG (inch - positive is good)</text:p>
          </table:table-cell>
        </table:table-row>
        <table:table-row table:style-name="ro1">
          <table:table-cell office:value-type="string">
            <text:p>Time (seconds)</text:p>
          </table:table-cell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x3</text:p>
          </table:table-cell>
          <table:table-cell office:value-type="string">
            <text:p>y3</text:p>
          </table:table-cell>
          <table:table-cell office:value-type="string">
            <text:p>z3</text:p>
          </table:table-cell>
          <table:table-cell office:value-type="string">
            <text:p>x4</text:p>
          </table:table-cell>
          <table:table-cell office:value-type="string">
            <text:p>y4</text:p>
          </table:table-cell>
          <table:table-cell office:value-type="string">
            <text:p>z4</text:p>
          </table:table-cell>
          <table:table-cell office:value-type="string">
            <text:p>waist</text:p>
          </table:table-cell>
          <table:table-cell office:value-type="string">
            <text:p>Description</text:p>
          </table:table-cell>
          <table:table-cell office:value-type="string">
            <text:p>hip</text:p>
          </table:table-cell>
          <table:table-cell office:value-type="string">
            <text:p>femur</text:p>
          </table:table-cell>
          <table:table-cell office:value-type="string">
            <text:p>knee</text:p>
          </table:table-cell>
          <table:table-cell office:value-type="string">
            <text:p>hip</text:p>
          </table:table-cell>
          <table:table-cell office:value-type="string">
            <text:p>femur</text:p>
          </table:table-cell>
          <table:table-cell office:value-type="string">
            <text:p>knee</text:p>
          </table:table-cell>
          <table:table-cell office:value-type="string">
            <text:p>hip</text:p>
          </table:table-cell>
          <table:table-cell office:value-type="string">
            <text:p>femur</text:p>
          </table:table-cell>
          <table:table-cell office:value-type="string">
            <text:p>knee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7">
            <text:p>-17</text:p>
          </table:table-cell>
          <table:table-cell office:value-type="float" office:value="17">
            <text:p>17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9.353">
            <text:p>9.353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5.471">
            <text:p>-15.471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7.824">
            <text:p>-7.824</text:p>
          </table:table-cell>
          <table:table-cell office:value-type="float" office:value="-12">
            <text:p>-12</text:p>
          </table:table-cell>
          <table:table-cell table:formula="of:=[.$N$7]*COS([.$N$8]*2*PI()*([.A13]--[.$N$5])/[.$N$6])" office:value-type="float" office:value="-15">
            <text:p>-15</text:p>
          </table:table-cell>
          <table:table-cell office:value-type="string">
            <text:p>leg 1 lands</text:p>
          </table:table-cell>
          <table:table-cell office:value-type="float" office:value="0">
            <text:p>0</text:p>
          </table:table-cell>
          <table:table-cell office:value-type="float" office:value="13.343">
            <text:p>13.343</text:p>
          </table:table-cell>
          <table:table-cell office:value-type="float" office:value="-1.669">
            <text:p>-1.669</text:p>
          </table:table-cell>
          <table:table-cell office:value-type="float" office:value="0">
            <text:p>0</text:p>
          </table:table-cell>
          <table:table-cell office:value-type="float" office:value="-89">
            <text:p>-89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  <table:table-cell office:value-type="float" office:value="-777">
            <text:p>-777</text:p>
          </table:table-cell>
          <table:table-cell office:value-type="float" office:value="97">
            <text:p>97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17">
            <text:p>-17</text:p>
          </table:table-cell>
          <table:table-cell office:value-type="float" office:value="16.618">
            <text:p>16.618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8.971">
            <text:p>8.971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5.853">
            <text:p>-15.853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8.206">
            <text:p>-8.206</text:p>
          </table:table-cell>
          <table:table-cell office:value-type="float" office:value="-12">
            <text:p>-12</text:p>
          </table:table-cell>
          <table:table-cell table:formula="of:=[.$N$7]*COS([.$N$8]*2*PI()*([.A14]--[.$N$5])/[.$N$6])" office:value-type="float" office:value="-14.2658477444273">
            <text:p>-14.26584774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17">
            <text:p>-17</text:p>
          </table:table-cell>
          <table:table-cell office:value-type="float" office:value="16.235">
            <text:p>16.235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8.588">
            <text:p>8.588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6.23529412">
            <text:p>-16.23529412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8.588">
            <text:p>-8.588</text:p>
          </table:table-cell>
          <table:table-cell office:value-type="float" office:value="-12">
            <text:p>-12</text:p>
          </table:table-cell>
          <table:table-cell table:formula="of:=[.$N$7]*COS([.$N$8]*2*PI()*([.A15]--[.$N$5])/[.$N$6])" office:value-type="float" office:value="-12.1352549156242">
            <text:p>-12.1352549156</text:p>
          </table:table-cell>
          <table:table-cell table:number-columns-repeated="4"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17">
            <text:p>-17</text:p>
          </table:table-cell>
          <table:table-cell office:value-type="float" office:value="15.853">
            <text:p>15.853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8.206">
            <text:p>8.206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6.618">
            <text:p>-16.618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8.971">
            <text:p>-8.971</text:p>
          </table:table-cell>
          <table:table-cell office:value-type="float" office:value="-12">
            <text:p>-12</text:p>
          </table:table-cell>
          <table:table-cell table:formula="of:=[.$N$7]*COS([.$N$8]*2*PI()*([.A16]--[.$N$5])/[.$N$6])" office:value-type="float" office:value="-8.8167787843871">
            <text:p>-8.81677878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0.382">
            <text:p>0.38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17">
            <text:p>-17</text:p>
          </table:table-cell>
          <table:table-cell office:value-type="float" office:value="15.471">
            <text:p>15.471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7.824">
            <text:p>7.824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7">
            <text:p>-17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9.353">
            <text:p>-9.353</text:p>
          </table:table-cell>
          <table:table-cell office:value-type="float" office:value="-12">
            <text:p>-12</text:p>
          </table:table-cell>
          <table:table-cell table:formula="of:=[.$N$7]*COS([.$N$8]*2*PI()*([.A17]--[.$N$5])/[.$N$6])" office:value-type="float" office:value="-4.63525491562421">
            <text:p>-4.6352549156</text:p>
          </table:table-cell>
          <table:table-cell office:value-type="string">
            <text:p>leg 3 lifts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0.765">
            <text:p>0.76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17">
            <text:p>-17</text:p>
          </table:table-cell>
          <table:table-cell office:value-type="float" office:value="15.088">
            <text:p>15.088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7.441">
            <text:p>7.441</text:p>
          </table:table-cell>
          <table:table-cell office:value-type="float" office:value="-12">
            <text:p>-12</text:p>
          </table:table-cell>
          <table:table-cell office:value-type="float" office:value="17.582">
            <text:p>17.582</text:p>
          </table:table-cell>
          <table:table-cell office:value-type="float" office:value="-17.582">
            <text:p>-17.582</text:p>
          </table:table-cell>
          <table:table-cell office:value-type="float" office:value="-11.122">
            <text:p>-11.122</text:p>
          </table:table-cell>
          <table:table-cell office:value-type="float" office:value="-17">
            <text:p>-17</text:p>
          </table:table-cell>
          <table:table-cell office:value-type="float" office:value="-9.735">
            <text:p>-9.735</text:p>
          </table:table-cell>
          <table:table-cell office:value-type="float" office:value="-12">
            <text:p>-12</text:p>
          </table:table-cell>
          <table:table-cell table:formula="of:=[.$N$7]*COS([.$N$8]*2*PI()*([.A18]--[.$N$5])/[.$N$6])" office:value-type="float" office:value="-2.75545529808154E-015">
            <text:p>-2.75545529808154E-015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1.147">
            <text:p>1.14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17">
            <text:p>-17</text:p>
          </table:table-cell>
          <table:table-cell office:value-type="float" office:value="14.706">
            <text:p>14.706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7.059">
            <text:p>7.059</text:p>
          </table:table-cell>
          <table:table-cell office:value-type="float" office:value="-12">
            <text:p>-12</text:p>
          </table:table-cell>
          <table:table-cell office:value-type="float" office:value="19.702">
            <text:p>19.702</text:p>
          </table:table-cell>
          <table:table-cell office:value-type="float" office:value="-14.317">
            <text:p>-14.317</text:p>
          </table:table-cell>
          <table:table-cell office:value-type="float" office:value="-10.495">
            <text:p>-10.495</text:p>
          </table:table-cell>
          <table:table-cell office:value-type="float" office:value="-17">
            <text:p>-17</text:p>
          </table:table-cell>
          <table:table-cell office:value-type="float" office:value="-10.118">
            <text:p>-10.118</text:p>
          </table:table-cell>
          <table:table-cell office:value-type="float" office:value="-12">
            <text:p>-12</text:p>
          </table:table-cell>
          <table:table-cell table:formula="of:=[.$N$7]*COS([.$N$8]*2*PI()*([.A19]--[.$N$5])/[.$N$6])" office:value-type="float" office:value="4.63525491562421">
            <text:p>4.6352549156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1.529">
            <text:p>1.529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17">
            <text:p>-17</text:p>
          </table:table-cell>
          <table:table-cell office:value-type="float" office:value="14.324">
            <text:p>14.324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6.676">
            <text:p>6.676</text:p>
          </table:table-cell>
          <table:table-cell office:value-type="float" office:value="-12">
            <text:p>-12</text:p>
          </table:table-cell>
          <table:table-cell office:value-type="float" office:value="20.915">
            <text:p>20.915</text:p>
          </table:table-cell>
          <table:table-cell office:value-type="float" office:value="-10.708">
            <text:p>-10.708</text:p>
          </table:table-cell>
          <table:table-cell office:value-type="float" office:value="-9.89">
            <text:p>-9.89</text:p>
          </table:table-cell>
          <table:table-cell office:value-type="float" office:value="-17">
            <text:p>-17</text:p>
          </table:table-cell>
          <table:table-cell office:value-type="float" office:value="-10.5">
            <text:p>-10.5</text:p>
          </table:table-cell>
          <table:table-cell office:value-type="float" office:value="-12">
            <text:p>-12</text:p>
          </table:table-cell>
          <table:table-cell table:formula="of:=[.$N$7]*COS([.$N$8]*2*PI()*([.A20]--[.$N$5])/[.$N$6])" office:value-type="float" office:value="8.81677878438711">
            <text:p>8.81677878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1.912">
            <text:p>1.9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17">
            <text:p>-17</text:p>
          </table:table-cell>
          <table:table-cell office:value-type="float" office:value="13.941">
            <text:p>13.941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6.294">
            <text:p>6.294</text:p>
          </table:table-cell>
          <table:table-cell office:value-type="float" office:value="-12">
            <text:p>-12</text:p>
          </table:table-cell>
          <table:table-cell office:value-type="float" office:value="21.184">
            <text:p>21.184</text:p>
          </table:table-cell>
          <table:table-cell office:value-type="float" office:value="-7.008">
            <text:p>-7.008</text:p>
          </table:table-cell>
          <table:table-cell office:value-type="float" office:value="-9.313">
            <text:p>-9.313</text:p>
          </table:table-cell>
          <table:table-cell office:value-type="float" office:value="-17">
            <text:p>-17</text:p>
          </table:table-cell>
          <table:table-cell office:value-type="float" office:value="-10.882">
            <text:p>-10.882</text:p>
          </table:table-cell>
          <table:table-cell office:value-type="float" office:value="-12">
            <text:p>-12</text:p>
          </table:table-cell>
          <table:table-cell table:formula="of:=[.$N$7]*COS([.$N$8]*2*PI()*([.A21]--[.$N$5])/[.$N$6])" office:value-type="float" office:value="12.1352549156242">
            <text:p>12.1352549156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2.294">
            <text:p>2.294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17">
            <text:p>-17</text:p>
          </table:table-cell>
          <table:table-cell office:value-type="float" office:value="13.559">
            <text:p>13.559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5.912">
            <text:p>5.912</text:p>
          </table:table-cell>
          <table:table-cell office:value-type="float" office:value="-12">
            <text:p>-12</text:p>
          </table:table-cell>
          <table:table-cell office:value-type="float" office:value="18.369">
            <text:p>18.369</text:p>
          </table:table-cell>
          <table:table-cell office:value-type="float" office:value="-3.793">
            <text:p>-3.793</text:p>
          </table:table-cell>
          <table:table-cell office:value-type="float" office:value="-10.976">
            <text:p>-10.976</text:p>
          </table:table-cell>
          <table:table-cell office:value-type="float" office:value="-17">
            <text:p>-17</text:p>
          </table:table-cell>
          <table:table-cell office:value-type="float" office:value="-11.265">
            <text:p>-11.265</text:p>
          </table:table-cell>
          <table:table-cell office:value-type="float" office:value="-12">
            <text:p>-12</text:p>
          </table:table-cell>
          <table:table-cell table:formula="of:=[.$N$7]*COS([.$N$8]*2*PI()*([.A22]--[.$N$5])/[.$N$6])" office:value-type="float" office:value="14.2658477444273">
            <text:p>14.26584774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2.676">
            <text:p>2.6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13.176">
            <text:p>13.176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5.529">
            <text:p>5.529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1.647">
            <text:p>-11.647</text:p>
          </table:table-cell>
          <table:table-cell office:value-type="float" office:value="-12">
            <text:p>-12</text:p>
          </table:table-cell>
          <table:table-cell table:formula="of:=[.$N$7]*COS([.$N$8]*2*PI()*([.A23]--[.$N$5])/[.$N$6])" office:value-type="float" office:value="15">
            <text:p>15</text:p>
          </table:table-cell>
          <table:table-cell office:value-type="string">
            <text:p>leg 3 lands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3.059">
            <text:p>3.05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17">
            <text:p>-17</text:p>
          </table:table-cell>
          <table:table-cell office:value-type="float" office:value="12.794">
            <text:p>12.794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5.147">
            <text:p>5.147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4.382">
            <text:p>-4.382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2.029">
            <text:p>-12.029</text:p>
          </table:table-cell>
          <table:table-cell office:value-type="float" office:value="-12">
            <text:p>-12</text:p>
          </table:table-cell>
          <table:table-cell table:formula="of:=[.$N$7]*COS([.$N$8]*2*PI()*([.A24]--[.$N$5])/[.$N$6])" office:value-type="float" office:value="14.2658477444273">
            <text:p>14.26584774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3.441">
            <text:p>3.44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17">
            <text:p>-17</text:p>
          </table:table-cell>
          <table:table-cell office:value-type="float" office:value="12.412">
            <text:p>12.412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4.765">
            <text:p>4.765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4.765">
            <text:p>-4.765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2.412">
            <text:p>-12.412</text:p>
          </table:table-cell>
          <table:table-cell office:value-type="float" office:value="-12">
            <text:p>-12</text:p>
          </table:table-cell>
          <table:table-cell table:formula="of:=[.$N$7]*COS([.$N$8]*2*PI()*([.A25]--[.$N$5])/[.$N$6])" office:value-type="float" office:value="12.1352549156242">
            <text:p>12.1352549156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3.824">
            <text:p>3.824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-17">
            <text:p>-17</text:p>
          </table:table-cell>
          <table:table-cell office:value-type="float" office:value="12.029">
            <text:p>12.029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4.382">
            <text:p>4.382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5.147">
            <text:p>-5.147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2.794">
            <text:p>-12.794</text:p>
          </table:table-cell>
          <table:table-cell office:value-type="float" office:value="-12">
            <text:p>-12</text:p>
          </table:table-cell>
          <table:table-cell table:formula="of:=[.$N$7]*COS([.$N$8]*2*PI()*([.A26]--[.$N$5])/[.$N$6])" office:value-type="float" office:value="8.81677878438711">
            <text:p>8.81677878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3.441">
            <text:p>3.441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-17">
            <text:p>-17</text:p>
          </table:table-cell>
          <table:table-cell office:value-type="float" office:value="11.647">
            <text:p>11.647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5.529">
            <text:p>-5.529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3.176">
            <text:p>-13.176</text:p>
          </table:table-cell>
          <table:table-cell office:value-type="float" office:value="-12">
            <text:p>-12</text:p>
          </table:table-cell>
          <table:table-cell table:formula="of:=[.$N$7]*COS([.$N$8]*2*PI()*([.A27]--[.$N$5])/[.$N$6])" office:value-type="float" office:value="4.63525491562422">
            <text:p>4.6352549156</text:p>
          </table:table-cell>
          <table:table-cell office:value-type="string">
            <text:p>leg 2 lifts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3.059">
            <text:p>3.059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-17">
            <text:p>-17</text:p>
          </table:table-cell>
          <table:table-cell office:value-type="float" office:value="11.265">
            <text:p>11.265</text:p>
          </table:table-cell>
          <table:table-cell office:value-type="float" office:value="-12">
            <text:p>-12</text:p>
          </table:table-cell>
          <table:table-cell office:value-type="float" office:value="18.369">
            <text:p>18.369</text:p>
          </table:table-cell>
          <table:table-cell office:value-type="float" office:value="3.793">
            <text:p>3.793</text:p>
          </table:table-cell>
          <table:table-cell office:value-type="float" office:value="-10.976">
            <text:p>-10.976</text:p>
          </table:table-cell>
          <table:table-cell office:value-type="float" office:value="17">
            <text:p>17</text:p>
          </table:table-cell>
          <table:table-cell office:value-type="float" office:value="-5.912">
            <text:p>-5.912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3.559">
            <text:p>-13.559</text:p>
          </table:table-cell>
          <table:table-cell office:value-type="float" office:value="-12">
            <text:p>-12</text:p>
          </table:table-cell>
          <table:table-cell table:formula="of:=[.$N$7]*COS([.$N$8]*2*PI()*([.A28]--[.$N$5])/[.$N$6])" office:value-type="float" office:value="4.59242549680257E-015">
            <text:p>4.59242549680257E-015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2.676">
            <text:p>2.676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-17">
            <text:p>-17</text:p>
          </table:table-cell>
          <table:table-cell office:value-type="float" office:value="10.882">
            <text:p>10.882</text:p>
          </table:table-cell>
          <table:table-cell office:value-type="float" office:value="-12">
            <text:p>-12</text:p>
          </table:table-cell>
          <table:table-cell office:value-type="float" office:value="21.184">
            <text:p>21.184</text:p>
          </table:table-cell>
          <table:table-cell office:value-type="float" office:value="7.008">
            <text:p>7.008</text:p>
          </table:table-cell>
          <table:table-cell office:value-type="float" office:value="-9.313">
            <text:p>-9.313</text:p>
          </table:table-cell>
          <table:table-cell office:value-type="float" office:value="17">
            <text:p>17</text:p>
          </table:table-cell>
          <table:table-cell office:value-type="float" office:value="-6.294">
            <text:p>-6.294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3.941">
            <text:p>-13.941</text:p>
          </table:table-cell>
          <table:table-cell office:value-type="float" office:value="-12">
            <text:p>-12</text:p>
          </table:table-cell>
          <table:table-cell table:formula="of:=[.$N$7]*COS([.$N$8]*2*PI()*([.A29]--[.$N$5])/[.$N$6])" office:value-type="float" office:value="-4.63525491562421">
            <text:p>-4.6352549156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2.294">
            <text:p>2.294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-17">
            <text:p>-17</text:p>
          </table:table-cell>
          <table:table-cell office:value-type="float" office:value="10.5">
            <text:p>10.5</text:p>
          </table:table-cell>
          <table:table-cell office:value-type="float" office:value="-12">
            <text:p>-12</text:p>
          </table:table-cell>
          <table:table-cell office:value-type="float" office:value="20.915">
            <text:p>20.915</text:p>
          </table:table-cell>
          <table:table-cell office:value-type="float" office:value="10.708">
            <text:p>10.708</text:p>
          </table:table-cell>
          <table:table-cell office:value-type="float" office:value="-9.89">
            <text:p>-9.89</text:p>
          </table:table-cell>
          <table:table-cell office:value-type="float" office:value="17">
            <text:p>17</text:p>
          </table:table-cell>
          <table:table-cell office:value-type="float" office:value="-6.676">
            <text:p>-6.676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4.324">
            <text:p>-14.324</text:p>
          </table:table-cell>
          <table:table-cell office:value-type="float" office:value="-12">
            <text:p>-12</text:p>
          </table:table-cell>
          <table:table-cell table:formula="of:=[.$N$7]*COS([.$N$8]*2*PI()*([.A30]--[.$N$5])/[.$N$6])" office:value-type="float" office:value="-8.81677878438709">
            <text:p>-8.81677878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1.912">
            <text:p>1.91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-17">
            <text:p>-17</text:p>
          </table:table-cell>
          <table:table-cell office:value-type="float" office:value="10.118">
            <text:p>10.118</text:p>
          </table:table-cell>
          <table:table-cell office:value-type="float" office:value="-12">
            <text:p>-12</text:p>
          </table:table-cell>
          <table:table-cell office:value-type="float" office:value="19.702">
            <text:p>19.702</text:p>
          </table:table-cell>
          <table:table-cell office:value-type="float" office:value="14.317">
            <text:p>14.317</text:p>
          </table:table-cell>
          <table:table-cell office:value-type="float" office:value="-10.495">
            <text:p>-10.495</text:p>
          </table:table-cell>
          <table:table-cell office:value-type="float" office:value="17">
            <text:p>17</text:p>
          </table:table-cell>
          <table:table-cell office:value-type="float" office:value="-7.059">
            <text:p>-7.059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4.706">
            <text:p>-14.706</text:p>
          </table:table-cell>
          <table:table-cell office:value-type="float" office:value="-12">
            <text:p>-12</text:p>
          </table:table-cell>
          <table:table-cell table:formula="of:=[.$N$7]*COS([.$N$8]*2*PI()*([.A31]--[.$N$5])/[.$N$6])" office:value-type="float" office:value="-12.1352549156242">
            <text:p>-12.1352549156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1.529">
            <text:p>1.529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-17">
            <text:p>-17</text:p>
          </table:table-cell>
          <table:table-cell office:value-type="float" office:value="9.735">
            <text:p>9.735</text:p>
          </table:table-cell>
          <table:table-cell office:value-type="float" office:value="-12">
            <text:p>-12</text:p>
          </table:table-cell>
          <table:table-cell table:number-columns-repeated="2" office:value-type="float" office:value="17.582">
            <text:p>17.582</text:p>
          </table:table-cell>
          <table:table-cell office:value-type="float" office:value="-11.122">
            <text:p>-11.122</text:p>
          </table:table-cell>
          <table:table-cell office:value-type="float" office:value="17">
            <text:p>17</text:p>
          </table:table-cell>
          <table:table-cell office:value-type="float" office:value="-7.441">
            <text:p>-7.441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5.088">
            <text:p>-15.088</text:p>
          </table:table-cell>
          <table:table-cell office:value-type="float" office:value="-12">
            <text:p>-12</text:p>
          </table:table-cell>
          <table:table-cell table:formula="of:=[.$N$7]*COS([.$N$8]*2*PI()*([.A32]--[.$N$5])/[.$N$6])" office:value-type="float" office:value="-14.2658477444273">
            <text:p>-14.26584774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1.147">
            <text:p>1.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7">
            <text:p>-17</text:p>
          </table:table-cell>
          <table:table-cell office:value-type="float" office:value="9.353">
            <text:p>9.353</text:p>
          </table:table-cell>
          <table:table-cell office:value-type="float" office:value="-12">
            <text:p>-12</text:p>
          </table:table-cell>
          <table:table-cell table:number-columns-repeated="2" office:value-type="float" office:value="17">
            <text:p>17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7.824">
            <text:p>-7.824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5.471">
            <text:p>-15.471</text:p>
          </table:table-cell>
          <table:table-cell office:value-type="float" office:value="-12">
            <text:p>-12</text:p>
          </table:table-cell>
          <table:table-cell table:formula="of:=[.$N$7]*COS([.$N$8]*2*PI()*([.A33]--[.$N$5])/[.$N$6])" office:value-type="float" office:value="-15">
            <text:p>-15</text:p>
          </table:table-cell>
          <table:table-cell office:value-type="string">
            <text:p>leg 2 lands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0.765">
            <text:p>0.765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-17">
            <text:p>-17</text:p>
          </table:table-cell>
          <table:table-cell office:value-type="float" office:value="8.971">
            <text:p>8.971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6.618">
            <text:p>16.618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8.206">
            <text:p>-8.206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5.853">
            <text:p>-15.853</text:p>
          </table:table-cell>
          <table:table-cell office:value-type="float" office:value="-12">
            <text:p>-12</text:p>
          </table:table-cell>
          <table:table-cell table:formula="of:=[.$N$7]*COS([.$N$8]*2*PI()*([.A34]--[.$N$5])/[.$N$6])" office:value-type="float" office:value="-14.2658477444273">
            <text:p>-14.26584774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0.382">
            <text:p>0.382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-17">
            <text:p>-17</text:p>
          </table:table-cell>
          <table:table-cell office:value-type="float" office:value="8.588">
            <text:p>8.588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6.235">
            <text:p>16.235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8.588">
            <text:p>-8.588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6.235">
            <text:p>-16.235</text:p>
          </table:table-cell>
          <table:table-cell office:value-type="float" office:value="-12">
            <text:p>-12</text:p>
          </table:table-cell>
          <table:table-cell table:formula="of:=[.$N$7]*COS([.$N$8]*2*PI()*([.A35]--[.$N$5])/[.$N$6])" office:value-type="float" office:value="-12.1352549156242">
            <text:p>-12.1352549156</text:p>
          </table:table-cell>
          <table:table-cell table:number-columns-repeated="4"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-17">
            <text:p>-17</text:p>
          </table:table-cell>
          <table:table-cell office:value-type="float" office:value="8.206">
            <text:p>8.206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5.853">
            <text:p>15.853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8.971">
            <text:p>-8.971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16.618">
            <text:p>-16.618</text:p>
          </table:table-cell>
          <table:table-cell office:value-type="float" office:value="-12">
            <text:p>-12</text:p>
          </table:table-cell>
          <table:table-cell table:formula="of:=[.$N$7]*COS([.$N$8]*2*PI()*([.A36]--[.$N$5])/[.$N$6])" office:value-type="float" office:value="-8.8167787843871">
            <text:p>-8.81677878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0.382">
            <text:p>0.382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-17">
            <text:p>-17</text:p>
          </table:table-cell>
          <table:table-cell office:value-type="float" office:value="7.824">
            <text:p>7.824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5.471">
            <text:p>15.471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9.353">
            <text:p>-9.353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17">
            <text:p>-17</text:p>
          </table:table-cell>
          <table:table-cell office:value-type="float" office:value="-12">
            <text:p>-12</text:p>
          </table:table-cell>
          <table:table-cell table:formula="of:=[.$N$7]*COS([.$N$8]*2*PI()*([.A37]--[.$N$5])/[.$N$6])" office:value-type="float" office:value="-4.63525491562422">
            <text:p>-4.6352549156</text:p>
          </table:table-cell>
          <table:table-cell office:value-type="string">
            <text:p>leg 4 lifts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0.765">
            <text:p>0.76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-17">
            <text:p>-17</text:p>
          </table:table-cell>
          <table:table-cell office:value-type="float" office:value="7.441">
            <text:p>7.441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5.088">
            <text:p>15.088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9.735">
            <text:p>-9.735</text:p>
          </table:table-cell>
          <table:table-cell office:value-type="float" office:value="-12">
            <text:p>-12</text:p>
          </table:table-cell>
          <table:table-cell table:number-columns-repeated="2" office:value-type="float" office:value="-17.582">
            <text:p>-17.582</text:p>
          </table:table-cell>
          <table:table-cell office:value-type="float" office:value="-11.122">
            <text:p>-11.122</text:p>
          </table:table-cell>
          <table:table-cell table:formula="of:=[.$N$7]*COS([.$N$8]*2*PI()*([.A38]--[.$N$5])/[.$N$6])" office:value-type="float" office:value="-6.4293956955236E-015">
            <text:p>-6.4293956955236E-015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1.147">
            <text:p>1.147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-17">
            <text:p>-17</text:p>
          </table:table-cell>
          <table:table-cell office:value-type="float" office:value="7.059">
            <text:p>7.059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4.706">
            <text:p>14.706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0.118">
            <text:p>-10.118</text:p>
          </table:table-cell>
          <table:table-cell office:value-type="float" office:value="-12">
            <text:p>-12</text:p>
          </table:table-cell>
          <table:table-cell office:value-type="float" office:value="-19.702">
            <text:p>-19.702</text:p>
          </table:table-cell>
          <table:table-cell office:value-type="float" office:value="-14.317">
            <text:p>-14.317</text:p>
          </table:table-cell>
          <table:table-cell office:value-type="float" office:value="-10.495">
            <text:p>-10.495</text:p>
          </table:table-cell>
          <table:table-cell table:formula="of:=[.$N$7]*COS([.$N$8]*2*PI()*([.A39]--[.$N$5])/[.$N$6])" office:value-type="float" office:value="4.63525491562421">
            <text:p>4.6352549156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1.529">
            <text:p>1.529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-17">
            <text:p>-17</text:p>
          </table:table-cell>
          <table:table-cell office:value-type="float" office:value="6.676">
            <text:p>6.676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4.324">
            <text:p>14.324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0.5">
            <text:p>-10.5</text:p>
          </table:table-cell>
          <table:table-cell office:value-type="float" office:value="-12">
            <text:p>-12</text:p>
          </table:table-cell>
          <table:table-cell office:value-type="float" office:value="-20.915">
            <text:p>-20.915</text:p>
          </table:table-cell>
          <table:table-cell office:value-type="float" office:value="-10.708">
            <text:p>-10.708</text:p>
          </table:table-cell>
          <table:table-cell office:value-type="float" office:value="-9.89">
            <text:p>-9.89</text:p>
          </table:table-cell>
          <table:table-cell table:formula="of:=[.$N$7]*COS([.$N$8]*2*PI()*([.A40]--[.$N$5])/[.$N$6])" office:value-type="float" office:value="8.81677878438709">
            <text:p>8.81677878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1.912">
            <text:p>1.912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-17">
            <text:p>-17</text:p>
          </table:table-cell>
          <table:table-cell office:value-type="float" office:value="6.294">
            <text:p>6.294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3.941">
            <text:p>13.941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0.882">
            <text:p>-10.882</text:p>
          </table:table-cell>
          <table:table-cell office:value-type="float" office:value="-12">
            <text:p>-12</text:p>
          </table:table-cell>
          <table:table-cell office:value-type="float" office:value="-21.184">
            <text:p>-21.184</text:p>
          </table:table-cell>
          <table:table-cell office:value-type="float" office:value="-7.008">
            <text:p>-7.008</text:p>
          </table:table-cell>
          <table:table-cell office:value-type="float" office:value="-9.313">
            <text:p>-9.313</text:p>
          </table:table-cell>
          <table:table-cell table:formula="of:=[.$N$7]*COS([.$N$8]*2*PI()*([.A41]--[.$N$5])/[.$N$6])" office:value-type="float" office:value="12.1352549156242">
            <text:p>12.1352549156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2.294">
            <text:p>2.294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-17">
            <text:p>-17</text:p>
          </table:table-cell>
          <table:table-cell office:value-type="float" office:value="5.912">
            <text:p>5.912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3.559">
            <text:p>13.559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1.265">
            <text:p>-11.265</text:p>
          </table:table-cell>
          <table:table-cell office:value-type="float" office:value="-12">
            <text:p>-12</text:p>
          </table:table-cell>
          <table:table-cell office:value-type="float" office:value="-18.369">
            <text:p>-18.369</text:p>
          </table:table-cell>
          <table:table-cell office:value-type="float" office:value="-3.793">
            <text:p>-3.793</text:p>
          </table:table-cell>
          <table:table-cell office:value-type="float" office:value="-10.976">
            <text:p>-10.976</text:p>
          </table:table-cell>
          <table:table-cell table:formula="of:=[.$N$7]*COS([.$N$8]*2*PI()*([.A42]--[.$N$5])/[.$N$6])" office:value-type="float" office:value="14.2658477444273">
            <text:p>14.26584774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2.676">
            <text:p>2.6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7">
            <text:p>-17</text:p>
          </table:table-cell>
          <table:table-cell office:value-type="float" office:value="5.529">
            <text:p>5.529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3.176">
            <text:p>13.176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1.647">
            <text:p>-11.647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4">
            <text:p>-4</text:p>
          </table:table-cell>
          <table:table-cell office:value-type="float" office:value="-12">
            <text:p>-12</text:p>
          </table:table-cell>
          <table:table-cell table:formula="of:=[.$N$7]*COS([.$N$8]*2*PI()*([.A43]--[.$N$5])/[.$N$6])" office:value-type="float" office:value="15">
            <text:p>15</text:p>
          </table:table-cell>
          <table:table-cell office:value-type="string">
            <text:p>leg 4 lands</text:p>
          </table:table-cell>
          <table:table-cell table:number-columns-repeated="3"/>
          <table:table-cell table:number-columns-repeated="6" office:value-type="float" office:value="0">
            <text:p>0</text:p>
          </table:table-cell>
          <table:table-cell office:value-type="float" office:value="3.059">
            <text:p>3.059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-17">
            <text:p>-17</text:p>
          </table:table-cell>
          <table:table-cell office:value-type="float" office:value="5.147">
            <text:p>5.147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2.794">
            <text:p>12.794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2.029">
            <text:p>-12.029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4.382">
            <text:p>-4.382</text:p>
          </table:table-cell>
          <table:table-cell office:value-type="float" office:value="-12">
            <text:p>-12</text:p>
          </table:table-cell>
          <table:table-cell table:formula="of:=[.$N$7]*COS([.$N$8]*2*PI()*([.A44]--[.$N$5])/[.$N$6])" office:value-type="float" office:value="14.2658477444273">
            <text:p>14.2658477444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3.441">
            <text:p>3.441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-17">
            <text:p>-17</text:p>
          </table:table-cell>
          <table:table-cell office:value-type="float" office:value="4.765">
            <text:p>4.765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2.412">
            <text:p>12.412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2.412">
            <text:p>-12.412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4.765">
            <text:p>-4.765</text:p>
          </table:table-cell>
          <table:table-cell office:value-type="float" office:value="-12">
            <text:p>-12</text:p>
          </table:table-cell>
          <table:table-cell table:formula="of:=[.$N$7]*COS([.$N$8]*2*PI()*([.A45]--[.$N$5])/[.$N$6])" office:value-type="float" office:value="12.1352549156242">
            <text:p>12.1352549156</text:p>
          </table:table-cell>
          <table:table-cell table:number-columns-repeated="4"/>
          <table:table-cell table:number-columns-repeated="6" office:value-type="float" office:value="0">
            <text:p>0</text:p>
          </table:table-cell>
          <table:table-cell office:value-type="float" office:value="3.82">
            <text:p>3.82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-17">
            <text:p>-17</text:p>
          </table:table-cell>
          <table:table-cell office:value-type="float" office:value="4.382">
            <text:p>4.382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2.029">
            <text:p>12.029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2.794">
            <text:p>-12.794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5.147">
            <text:p>-5.147</text:p>
          </table:table-cell>
          <table:table-cell office:value-type="float" office:value="-12">
            <text:p>-12</text:p>
          </table:table-cell>
          <table:table-cell table:formula="of:=[.$N$7]*COS([.$N$8]*2*PI()*([.A46]--[.$N$5])/[.$N$6])" office:value-type="float" office:value="8.8167787843871">
            <text:p>8.8167787844</text:p>
          </table:table-cell>
          <table:table-cell table:number-columns-repeated="4"/>
          <table:table-cell office:value-type="float" office:value="89.3">
            <text:p>89.3</text:p>
          </table:table-cell>
          <table:table-cell office:value-type="float" office:value="130.9">
            <text:p>130.9</text:p>
          </table:table-cell>
          <table:table-cell office:value-type="float" office:value="157.1">
            <text:p>157.1</text:p>
          </table:table-cell>
          <table:table-cell office:value-type="float" office:value="781">
            <text:p>781</text:p>
          </table:table-cell>
          <table:table-cell office:value-type="float" office:value="1144">
            <text:p>1144</text:p>
          </table:table-cell>
          <table:table-cell office:value-type="float" office:value="1373">
            <text:p>1373</text:p>
          </table:table-cell>
          <table:table-cell office:value-type="float" office:value="3.44">
            <text:p>3.44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-17">
            <text:p>-17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11.647">
            <text:p>11.647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3.176">
            <text:p>-13.176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5.529">
            <text:p>-5.529</text:p>
          </table:table-cell>
          <table:table-cell office:value-type="float" office:value="-12">
            <text:p>-12</text:p>
          </table:table-cell>
          <table:table-cell table:formula="of:=[.$N$7]*COS([.$N$8]*2*PI()*([.A47]--[.$N$5])/[.$N$6])" office:value-type="float" office:value="4.63525491562419">
            <text:p>4.6352549156</text:p>
          </table:table-cell>
          <table:table-cell office:value-type="string">
            <text:p>leg 1 lifts</text:p>
          </table:table-cell>
          <table:table-cell office:value-type="float" office:value="-53.593">
            <text:p>-53.593</text:p>
          </table:table-cell>
          <table:table-cell office:value-type="float" office:value="19.64">
            <text:p>19.64</text:p>
          </table:table-cell>
          <table:table-cell office:value-type="float" office:value="-23.56">
            <text:p>-23.56</text:p>
          </table:table-cell>
          <table:table-cell office:value-type="float" office:value="0">
            <text:p>0</text:p>
          </table:table-cell>
          <table:table-cell office:value-type="float" office:value="41.2">
            <text:p>41.2</text:p>
          </table:table-cell>
          <table:table-cell table:number-columns-repeated="2"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-18.369">
            <text:p>-18.369</text:p>
          </table:table-cell>
          <table:table-cell office:value-type="float" office:value="3.793">
            <text:p>3.793</text:p>
          </table:table-cell>
          <table:table-cell office:value-type="float" office:value="-10.976">
            <text:p>-10.976</text:p>
          </table:table-cell>
          <table:table-cell office:value-type="float" office:value="17">
            <text:p>17</text:p>
          </table:table-cell>
          <table:table-cell office:value-type="float" office:value="11.265">
            <text:p>11.265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3.559">
            <text:p>-13.559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5.912">
            <text:p>-5.912</text:p>
          </table:table-cell>
          <table:table-cell office:value-type="float" office:value="-12">
            <text:p>-12</text:p>
          </table:table-cell>
          <table:table-cell table:formula="of:=[.$N$7]*COS([.$N$8]*2*PI()*([.A48]--[.$N$5])/[.$N$6])" office:value-type="float" office:value="8.26636589424463E-015">
            <text:p>8.26636589424463E-015</text:p>
          </table:table-cell>
          <table:table-cell/>
          <table:table-cell office:value-type="float" office:value="-53.593">
            <text:p>-53.593</text:p>
          </table:table-cell>
          <table:table-cell office:value-type="float" office:value="25.82">
            <text:p>25.82</text:p>
          </table:table-cell>
          <table:table-cell office:value-type="float" office:value="-23.56">
            <text:p>-23.56</text:p>
          </table:table-cell>
          <table:table-cell office:value-type="float" office:value="22.3">
            <text:p>22.3</text:p>
          </table:table-cell>
          <table:table-cell office:value-type="float" office:value="41.2">
            <text:p>41.2</text:p>
          </table:table-cell>
          <table:table-cell office:value-type="float" office:value="36.5">
            <text:p>36.5</text:p>
          </table:table-cell>
          <table:table-cell office:value-type="float" office:value="195">
            <text:p>195</text:p>
          </table:table-cell>
          <table:table-cell office:value-type="float" office:value="360">
            <text:p>360</text:p>
          </table:table-cell>
          <table:table-cell office:value-type="float" office:value="319">
            <text:p>319</text:p>
          </table:table-cell>
          <table:table-cell office:value-type="float" office:value="2.68">
            <text:p>2.68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-21.184">
            <text:p>-21.184</text:p>
          </table:table-cell>
          <table:table-cell office:value-type="float" office:value="7.008">
            <text:p>7.008</text:p>
          </table:table-cell>
          <table:table-cell office:value-type="float" office:value="-9.313">
            <text:p>-9.313</text:p>
          </table:table-cell>
          <table:table-cell office:value-type="float" office:value="17">
            <text:p>17</text:p>
          </table:table-cell>
          <table:table-cell office:value-type="float" office:value="10.882">
            <text:p>10.882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3.941">
            <text:p>-13.941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6.294">
            <text:p>-6.294</text:p>
          </table:table-cell>
          <table:table-cell office:value-type="float" office:value="-12">
            <text:p>-12</text:p>
          </table:table-cell>
          <table:table-cell table:formula="of:=[.$N$7]*COS([.$N$8]*2*PI()*([.A49]--[.$N$5])/[.$N$6])" office:value-type="float" office:value="-4.63525491562418">
            <text:p>-4.6352549156</text:p>
          </table:table-cell>
          <table:table-cell/>
          <table:table-cell office:value-type="float" office:value="-40.195">
            <text:p>-40.195</text:p>
          </table:table-cell>
          <table:table-cell office:value-type="float" office:value="32">
            <text:p>32</text:p>
          </table:table-cell>
          <table:table-cell office:value-type="float" office:value="-18.087">
            <text:p>-18.087</text:p>
          </table:table-cell>
          <table:table-cell office:value-type="float" office:value="22.3">
            <text:p>22.3</text:p>
          </table:table-cell>
          <table:table-cell office:value-type="float" office:value="-33.3">
            <text:p>-33.3</text:p>
          </table:table-cell>
          <table:table-cell office:value-type="float" office:value="36.5">
            <text:p>36.5</text:p>
          </table:table-cell>
          <table:table-cell office:value-type="float" office:value="195">
            <text:p>195</text:p>
          </table:table-cell>
          <table:table-cell office:value-type="float" office:value="291">
            <text:p>291</text:p>
          </table:table-cell>
          <table:table-cell office:value-type="float" office:value="319">
            <text:p>319</text:p>
          </table:table-cell>
          <table:table-cell office:value-type="float" office:value="2.29">
            <text:p>2.29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-20.915">
            <text:p>-20.915</text:p>
          </table:table-cell>
          <table:table-cell office:value-type="float" office:value="10.708">
            <text:p>10.708</text:p>
          </table:table-cell>
          <table:table-cell office:value-type="float" office:value="-9.89">
            <text:p>-9.89</text:p>
          </table:table-cell>
          <table:table-cell office:value-type="float" office:value="17">
            <text:p>17</text:p>
          </table:table-cell>
          <table:table-cell office:value-type="float" office:value="10.5">
            <text:p>10.5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4.324">
            <text:p>-14.324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6.676">
            <text:p>-6.676</text:p>
          </table:table-cell>
          <table:table-cell office:value-type="float" office:value="-12">
            <text:p>-12</text:p>
          </table:table-cell>
          <table:table-cell table:formula="of:=[.$N$7]*COS([.$N$8]*2*PI()*([.A50]--[.$N$5])/[.$N$6])" office:value-type="float" office:value="-8.81677878438709">
            <text:p>-8.8167787844</text:p>
          </table:table-cell>
          <table:table-cell/>
          <table:table-cell office:value-type="float" office:value="-26.797">
            <text:p>-26.797</text:p>
          </table:table-cell>
          <table:table-cell office:value-type="float" office:value="27">
            <text:p>27</text:p>
          </table:table-cell>
          <table:table-cell office:value-type="float" office:value="-12.615">
            <text:p>-12.615</text:p>
          </table:table-cell>
          <table:table-cell office:value-type="float" office:value="22.3">
            <text:p>22.3</text:p>
          </table:table-cell>
          <table:table-cell office:value-type="float" office:value="-33.3">
            <text:p>-33.3</text:p>
          </table:table-cell>
          <table:table-cell office:value-type="float" office:value="36.5">
            <text:p>36.5</text:p>
          </table:table-cell>
          <table:table-cell office:value-type="float" office:value="195">
            <text:p>195</text:p>
          </table:table-cell>
          <table:table-cell office:value-type="float" office:value="291">
            <text:p>291</text:p>
          </table:table-cell>
          <table:table-cell office:value-type="float" office:value="319">
            <text:p>319</text:p>
          </table:table-cell>
          <table:table-cell office:value-type="float" office:value="1.91">
            <text:p>1.91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-19.702">
            <text:p>-19.702</text:p>
          </table:table-cell>
          <table:table-cell office:value-type="float" office:value="14.317">
            <text:p>14.317</text:p>
          </table:table-cell>
          <table:table-cell office:value-type="float" office:value="-10.495">
            <text:p>-10.495</text:p>
          </table:table-cell>
          <table:table-cell office:value-type="float" office:value="17">
            <text:p>17</text:p>
          </table:table-cell>
          <table:table-cell office:value-type="float" office:value="10.118">
            <text:p>10.118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4.706">
            <text:p>-14.706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7.059">
            <text:p>-7.059</text:p>
          </table:table-cell>
          <table:table-cell office:value-type="float" office:value="-12">
            <text:p>-12</text:p>
          </table:table-cell>
          <table:table-cell table:formula="of:=[.$N$7]*COS([.$N$8]*2*PI()*([.A51]--[.$N$5])/[.$N$6])" office:value-type="float" office:value="-12.1352549156242">
            <text:p>-12.1352549156</text:p>
          </table:table-cell>
          <table:table-cell/>
          <table:table-cell office:value-type="float" office:value="-13.398">
            <text:p>-13.398</text:p>
          </table:table-cell>
          <table:table-cell office:value-type="float" office:value="22">
            <text:p>22</text:p>
          </table:table-cell>
          <table:table-cell office:value-type="float" office:value="-7.142">
            <text:p>-7.142</text:p>
          </table:table-cell>
          <table:table-cell office:value-type="float" office:value="22.3">
            <text:p>22.3</text:p>
          </table:table-cell>
          <table:table-cell office:value-type="float" office:value="-33.3">
            <text:p>-33.3</text:p>
          </table:table-cell>
          <table:table-cell office:value-type="float" office:value="36.5">
            <text:p>36.5</text:p>
          </table:table-cell>
          <table:table-cell office:value-type="float" office:value="195">
            <text:p>195</text:p>
          </table:table-cell>
          <table:table-cell office:value-type="float" office:value="291">
            <text:p>291</text:p>
          </table:table-cell>
          <table:table-cell office:value-type="float" office:value="319">
            <text:p>319</text:p>
          </table:table-cell>
          <table:table-cell office:value-type="float" office:value="1.53">
            <text:p>1.53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-17.582">
            <text:p>-17.582</text:p>
          </table:table-cell>
          <table:table-cell office:value-type="float" office:value="17.582">
            <text:p>17.582</text:p>
          </table:table-cell>
          <table:table-cell office:value-type="float" office:value="-11.122">
            <text:p>-11.122</text:p>
          </table:table-cell>
          <table:table-cell office:value-type="float" office:value="17">
            <text:p>17</text:p>
          </table:table-cell>
          <table:table-cell office:value-type="float" office:value="9.735">
            <text:p>9.735</text:p>
          </table:table-cell>
          <table:table-cell office:value-type="float" office:value="-12">
            <text:p>-12</text:p>
          </table:table-cell>
          <table:table-cell office:value-type="float" office:value="17">
            <text:p>17</text:p>
          </table:table-cell>
          <table:table-cell office:value-type="float" office:value="-15.088">
            <text:p>-15.088</text:p>
          </table:table-cell>
          <table:table-cell office:value-type="float" office:value="-12">
            <text:p>-12</text:p>
          </table:table-cell>
          <table:table-cell office:value-type="float" office:value="-17">
            <text:p>-17</text:p>
          </table:table-cell>
          <table:table-cell office:value-type="float" office:value="-7.441">
            <text:p>-7.441</text:p>
          </table:table-cell>
          <table:table-cell office:value-type="float" office:value="-12">
            <text:p>-12</text:p>
          </table:table-cell>
          <table:table-cell table:formula="of:=[.$N$7]*COS([.$N$8]*2*PI()*([.A52]--[.$N$5])/[.$N$6])" office:value-type="float" office:value="-14.2658477444273">
            <text:p>-14.2658477444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-1.669">
            <text:p>-1.669</text:p>
          </table:table-cell>
          <table:table-cell office:value-type="float" office:value="0">
            <text:p>0</text:p>
          </table:table-cell>
          <table:table-cell office:value-type="float" office:value="-24.4">
            <text:p>-24.4</text:p>
          </table:table-cell>
          <table:table-cell table:number-columns-repeated="2"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/>
          <table:table-cell office:value-type="float" office:value="-17">
            <text:p>-17</text:p>
          </table:table-cell>
          <table:table-cell office:value-type="float" office:value="17">
            <text:p>17</text:p>
          </table:table-cell>
          <table:table-cell office:value-type="float" office:value="-12">
            <text:p>-12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13.343">
            <text:p>13.343</text:p>
          </table:table-cell>
          <table:table-cell office:value-type="float" office:value="-1.669">
            <text:p>-1.669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-17">
            <text:p>-17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8.407">
            <text:p>-18.407</text:p>
          </table:table-cell>
          <table:table-cell office:value-type="float" office:value="3.787">
            <text:p>3.787</text:p>
          </table:table-cell>
          <table:table-cell office:value-type="float" office:value="-10.943">
            <text:p>-10.9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1.462">
            <text:p>-21.462</text:p>
          </table:table-cell>
          <table:table-cell office:value-type="float" office:value="7.085">
            <text:p>7.085</text:p>
          </table:table-cell>
          <table:table-cell office:value-type="float" office:value="-9.198">
            <text:p>-9.19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2.117">
            <text:p>-22.117</text:p>
          </table:table-cell>
          <table:table-cell office:value-type="float" office:value="11.679">
            <text:p>11.679</text:p>
          </table:table-cell>
          <table:table-cell office:value-type="float" office:value="-8.401">
            <text:p>-8.40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0.885">
            <text:p>-20.885</text:p>
          </table:table-cell>
          <table:table-cell office:value-type="float" office:value="16.334">
            <text:p>16.334</text:p>
          </table:table-cell>
          <table:table-cell office:value-type="float" office:value="-8.268">
            <text:p>-8.26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9.391">
            <text:p>-19.391</text:p>
          </table:table-cell>
          <table:table-cell office:value-type="float" office:value="19.39">
            <text:p>19.39</text:p>
          </table:table-cell>
          <table:table-cell office:value-type="float" office:value="-8.232">
            <text:p>-8.2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8.89">
            <text:p>-18.89</text:p>
          </table:table-cell>
          <table:table-cell office:value-type="float" office:value="18.89">
            <text:p>18.89</text:p>
          </table:table-cell>
          <table:table-cell office:value-type="float" office:value="-9.375">
            <text:p>-9.37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8.334">
            <text:p>-18.334</text:p>
          </table:table-cell>
          <table:table-cell office:value-type="float" office:value="18.334">
            <text:p>18.334</text:p>
          </table:table-cell>
          <table:table-cell office:value-type="float" office:value="-10.467">
            <text:p>-10.46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7">
            <text:p>-17</text:p>
          </table:table-cell>
          <table:table-cell office:value-type="float" office:value="17">
            <text:p>17</text:p>
          </table:table-cell>
          <table:table-cell office:value-type="float" office:value="-12">
            <text:p>-12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30T13:48:36</dc:date>
    <meta:document-statistic meta:table-count="1" meta:cell-count="949" meta:object-count="0"/>
    <meta:generator>LibreOffice/3.5$Linux_X86_64 LibreOffice_project/350m1$Build-2</meta:generator>
  </office:meta>
</office:document-meta>
</file>